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94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94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33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BAOBAB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DLC_BOULDER_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3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5])" office:value-type="string" office:string-value="11" calcext:value-type="string">
            <text:p>11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4])" office:value-type="string" office:string-value="10" calcext:value-type="string">
            <text:p>10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6])" office:value-type="string" office:string-value="12" calcext:value-type="string">
            <text:p>1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7])" office:value-type="string" office:string-value="13" calcext:value-type="string">
            <text:p>13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UINS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)" office:value-type="string" office:string-value="2, 3, 9" calcext:value-type="string">
            <text:p>2, 3, 9</text:p>
          </table:table-cell>
          <table:table-cell table:style-name="ce36" office:value-type="string" calcext:value-type="string">
            <text:p>2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TEMPLE_RUIN</text:p>
          </table:table-cell>
          <table:table-cell table:style-name="ce15" office:value-type="float" office:value="1566" calcext:value-type="float">
            <text:p>1566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; [.$A$22])" office:value-type="string" office:string-value="2, 3, 9, 18" calcext:value-type="string">
            <text:p>2, 3, 9, 18</text:p>
          </table:table-cell>
          <table:table-cell table:style-name="ce36" office:value-type="string" calcext:value-type="string">
            <text:p>2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IRT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45" table:formula="of:=COM.MICROSOFT.TEXTJOIN(&quot;, &quot;;1;[.$A$6];[.$A$7])" office:value-type="string" office:string-value="2, 3" calcext:value-type="string">
            <text:p>2, 3</text:p>
          </table:table-cell>
          <table:table-cell table:style-name="ce47" office:value-type="string" calcext:value-type="string">
            <text:p>16, 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FF_GRID</text:p>
          </table:table-cell>
          <table:table-cell table:style-name="ce15"/>
          <table:table-cell table:style-name="ce15" office:value-type="string" calcext:value-type="string">
            <text:p>RELIC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33])" office:value-type="string" office:string-value="29" calcext:value-type="string">
            <text:p>2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1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ETROCKBEACH</text:p>
          </table:table-cell>
          <table:table-cell table:style-name="ce22" table:number-columns-repeated="2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33])" office:value-type="string" office:string-value="29" calcext:value-type="string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7];[.$A$33])" office:value-type="string" office:string-value="3, 29" calcext:value-type="string">
            <text:p>3, 29</text:p>
          </table:table-cell>
          <table:table-cell table:style-name="ce11" office:value-type="string" calcext:value-type="string">
            <text:p>9, 2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7];[.$A$41];[.$A$42])" office:value-type="string" office:string-value="3, 37, 38" calcext:value-type="string">
            <text:p>3, 37, 38</text:p>
          </table:table-cell>
          <table:table-cell table:style-name="ce11" office:value-type="float" office:value="8" calcext:value-type="float">
            <text:p>8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RNW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RN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ICE</text:p>
          </table:table-cell>
          <table:table-cell table:style-name="ce15" table:number-columns-repeated="3"/>
          <table:table-cell table:number-columns-repeated="2" table:style-name="ce15" office:value-type="float" office:value="2" calcext:value-type="float">
            <text:p>2</text:p>
          </table:table-cell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Player Owned</text:p>
          </table:table-cell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1" table:formula="of:=COM.MICROSOFT.TEXTJOIN(&quot;, &quot;;1;[.$A$6];[.$A$105:.$A$107])" office:value-type="string" office:string-value="2" calcext:value-type="string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Tight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;[.$A$52])" office:value-type="string" office:string-value="2, 48" calcext:value-type="string">
            <text:p>2, 48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6];[.$A$52:.$A$53])" office:value-type="string" office:string-value="2, 48, 49" calcext:value-type="string">
            <text:p>2, 48, 49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3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5"/>
          <table:table-cell table:style-name="ce8"/>
          <table:table-cell table:style-name="ce41" table:content-validation-name="val2" office:value-type="string" calcext:value-type="string">
            <text:p>Player Assigned Gaia Convertible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60"/>
          <table:table-cell table:style-name="ce70" table:formula="of:=COM.MICROSOFT.TEXTJOIN(&quot;, &quot;;1;[.$A$6];[.$A$55])" office:value-type="string" office:string-value="2, 51" calcext:value-type="string">
            <text:p>2, 51</text:p>
          </table:table-cell>
          <table:table-cell table:style-name="ce8" office:value-type="string" calcext:value-type="string">
            <text:p>10, 8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61"/>
          <table:table-cell table:style-name="ce71" table:formula="of:=COM.MICROSOFT.TEXTJOIN(&quot;, &quot;;1;[.$A$6];[.$A$55:.$A$56])" office:value-type="string" office:string-value="2, 51, 52" calcext:value-type="string">
            <text:p>2, 51, 52</text:p>
          </table:table-cell>
          <table:table-cell table:style-name="ce9" office:value-type="string" calcext:value-type="string">
            <text:p>11, 8, 8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0"/>
          <table:table-cell table:style-name="ce70" table:formula="of:=COM.MICROSOFT.TEXTJOIN(&quot;, &quot;;1;[.$A$6];[.$A$55:.$A$57];[.$A$17])" office:value-type="string" office:string-value="2, 51, 52, 53, 13" calcext:value-type="string">
            <text:p>2, 51, 52, 53, 13</text:p>
          </table:table-cell>
          <table:table-cell table:style-name="ce8" office:value-type="string" calcext:value-type="string">
            <text:p>18, 8, 8, 8, 4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60"/>
          <table:table-cell table:style-name="ce70" table:formula="of:=COM.MICROSOFT.TEXTJOIN(&quot;, &quot;;1;[.$A$6];[.$A$55:.$A$58]; [.$A$17])" office:value-type="string" office:string-value="2, 51, 52, 53, 54, 13" calcext:value-type="string">
            <text:p>2, 51, 52, 53, 54, 13</text:p>
          </table:table-cell>
          <table:table-cell table:style-name="ce8" office:value-type="string" calcext:value-type="string">
            <text:p>21, 8, 8, 8, 8, 4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61"/>
          <table:table-cell table:style-name="ce71" table:formula="of:=COM.MICROSOFT.TEXTJOIN(&quot;, &quot;;1;[.$A$6];[.$A$55:.$A$59]; [.$A$17])" office:value-type="string" office:string-value="2, 51, 52, 53, 54, 55, 13" calcext:value-type="string">
            <text:p>2, 51, 52, 53, 54, 55, 13</text:p>
          </table:table-cell>
          <table:table-cell table:style-name="ce9" office:value-type="string" calcext:value-type="string">
            <text:p>22, 8, 8, 8, 8, 8, 4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DLC_DIRT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 &quot;;1;[.$A$6];[.$A$55:.$A$60])" office:value-type="string" office:string-value="2, 51, 52, 53, 54, 55, 56" calcext:value-type="string">
            <text:p>2, 51, 52, 53, 54, 55, 56</text:p>
          </table:table-cell>
          <table:table-cell table:style-name="ce11" office:value-type="string" calcext:value-type="string">
            <text:p>14, 4, 4, 4, 4, 4, 4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1" office:value-type="string" calcext:value-type="string">
            <text:p>DEER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62"/>
          <table:table-cell table:style-name="ce31" table:formula="of:=COM.MICROSOFT.TEXTJOIN(&quot;, &quot;;1;[.$A$6];[.$A$55:.$A$61])" office:value-type="string" office:string-value="2, 51, 52, 53, 54, 55, 56, 57" calcext:value-type="string">
            <text:p>2, 51, 52, 53, 54, 55, 56, 57</text:p>
          </table:table-cell>
          <table:table-cell table:style-name="ce11" office:value-type="string" calcext:value-type="string">
            <text:p>10, 10, 2, 2, 2, 2, 2, 2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1" office:value-type="string" calcext:value-type="string">
            <text:p>JAVELINA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Loose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4:56:43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9T14:57:25.790000000</dc:date>
    <meta:editing-duration>P33DT23H39M</meta:editing-duration>
    <meta:editing-cycles>2736</meta:editing-cycles>
    <meta:generator>LibreOffice/7.1.3.2$Windows_X86_64 LibreOffice_project/47f78053abe362b9384784d31a6e56f8511eb1c1</meta:generator>
    <meta:document-statistic meta:table-count="1" meta:cell-count="830" meta:object-count="0"/>
  </office:meta>
</office:document-meta>
</file>